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1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28cm"/>
    </style:style>
    <style:style style:name="co4" style:family="table-column">
      <style:table-column-properties fo:break-before="auto" style:column-width="5.509cm"/>
    </style:style>
    <style:style style:name="co5" style:family="table-column">
      <style:table-column-properties fo:break-before="auto" style:column-width="2.44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posta_esperada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classificações</text:p>
          </table:table-cell>
        </table:table-row>
        <table:table-row table:style-name="ro2">
          <table:table-cell office:value-type="string" calcext:value-type="string">
            <text:p>Enteral</text:p>
          </table:table-cell>
        </table:table-row>
        <table:table-row table:style-name="ro2">
          <table:table-cell office:value-type="string" calcext:value-type="string">
            <text:p>Enteral <text:s/>--&gt; <text:s/>A Classificar Enteral</text:p>
          </table:table-cell>
        </table:table-row>
        <table:table-row table:style-name="ro2">
          <table:table-cell office:value-type="string" calcext:value-type="string">
            <text:p>Enteral <text:s/>--&gt; <text:s/>A Classificar Enteral <text:s/>--&gt; <text:s/>A Classificar Enteral</text:p>
          </table:table-cell>
        </table:table-row>
        <table:table-row table:style-name="ro2">
          <table:table-cell office:value-type="string" calcext:value-type="string">
            <text:p>Enteral <text:s/>--&gt; <text:s/>Complementos em Pó</text:p>
          </table:table-cell>
        </table:table-row>
        <table:table-row table:style-name="ro2">
          <table:table-cell office:value-type="string" calcext:value-type="string">
            <text:p>Enteral <text:s/>--&gt; <text:s/>Complementos em Pó <text:s/>--&gt; <text:s/>Complemento em Pó Padrão</text:p>
          </table:table-cell>
        </table:table-row>
        <table:table-row table:style-name="ro2">
          <table:table-cell office:value-type="string" calcext:value-type="string">
            <text:p>Enteral <text:s/>--&gt; <text:s/>Complementos Líquidos</text:p>
          </table:table-cell>
        </table:table-row>
        <table:table-row table:style-name="ro2">
          <table:table-cell office:value-type="string" calcext:value-type="string">
            <text:p>Enteral <text:s/>--&gt; <text:s/>Complementos Líquidos <text:s/>--&gt; <text:s/>Complemento Líquido Padrão</text:p>
          </table:table-cell>
        </table:table-row>
        <table:table-row table:style-name="ro2">
          <table:table-cell office:value-type="string" calcext:value-type="string">
            <text:p>Enteral <text:s/>--&gt; <text:s/>Descartáveis/Material Auxiliar</text:p>
          </table:table-cell>
        </table:table-row>
        <table:table-row table:style-name="ro2">
          <table:table-cell office:value-type="string" calcext:value-type="string">
            <text:p>Enteral <text:s/>--&gt; <text:s/>Descartáveis/Material Auxiliar <text:s/>--&gt; <text:s/>Equipo</text:p>
          </table:table-cell>
        </table:table-row>
        <table:table-row table:style-name="ro2">
          <table:table-cell office:value-type="string" calcext:value-type="string">
            <text:p>Enteral <text:s/>--&gt; <text:s/>Descartáveis/Material Auxiliar <text:s/>--&gt; <text:s/>Material Auxiliar</text:p>
          </table:table-cell>
        </table:table-row>
        <table:table-row table:style-name="ro2">
          <table:table-cell office:value-type="string" calcext:value-type="string">
            <text:p>Enteral <text:s/>--&gt; <text:s/>Descartáveis/Material Auxiliar <text:s/>--&gt; <text:s/>Sonda</text:p>
          </table:table-cell>
        </table:table-row>
        <table:table-row table:style-name="ro2">
          <table:table-cell office:value-type="string" calcext:value-type="string">
            <text:p>Enteral <text:s/>--&gt; <text:s/>Dietas em Pó</text:p>
          </table:table-cell>
        </table:table-row>
        <table:table-row table:style-name="ro2">
          <table:table-cell office:value-type="string" calcext:value-type="string">
            <text:p>Enteral <text:s/>--&gt; <text:s/>Dietas em Pó <text:s/>--&gt; <text:s/>Dieta Enteral/Oral Especializa</text:p>
          </table:table-cell>
        </table:table-row>
        <table:table-row table:style-name="ro2">
          <table:table-cell office:value-type="string" calcext:value-type="string">
            <text:p>Enteral <text:s/>--&gt; <text:s/>Dietas em Pó <text:s/>--&gt; <text:s/>Dieta Enteral/Oral Padrão</text:p>
          </table:table-cell>
        </table:table-row>
        <table:table-row table:style-name="ro2">
          <table:table-cell office:value-type="string" calcext:value-type="string">
            <text:p>Enteral <text:s/>--&gt; <text:s/>Dietas em Pó <text:s/>--&gt; <text:s/>Dieta Enteral/Oral Pediátrica</text:p>
          </table:table-cell>
        </table:table-row>
        <table:table-row table:style-name="ro2">
          <table:table-cell office:value-type="string" calcext:value-type="string">
            <text:p>Enteral <text:s/>--&gt; <text:s/>Dietas Líquidas</text:p>
          </table:table-cell>
        </table:table-row>
        <table:table-row table:style-name="ro2">
          <table:table-cell office:value-type="string" calcext:value-type="string">
            <text:p>Enteral <text:s/>--&gt; <text:s/>Dietas Líquidas <text:s/>--&gt; <text:s/>Especializada</text:p>
          </table:table-cell>
        </table:table-row>
        <table:table-row table:style-name="ro2">
          <table:table-cell office:value-type="string" calcext:value-type="string">
            <text:p>Enteral <text:s/>--&gt; <text:s/>Dietas Líquidas <text:s/>--&gt; <text:s/>Padrão</text:p>
          </table:table-cell>
        </table:table-row>
        <table:table-row table:style-name="ro2">
          <table:table-cell office:value-type="string" calcext:value-type="string">
            <text:p>Enteral <text:s/>--&gt; <text:s/>Dietas Líquidas <text:s/>--&gt; <text:s/>Pediátrica</text:p>
          </table:table-cell>
        </table:table-row>
        <table:table-row table:style-name="ro2">
          <table:table-cell office:value-type="string" calcext:value-type="string">
            <text:p>Enteral <text:s/>--&gt; <text:s/>Módulos</text:p>
          </table:table-cell>
        </table:table-row>
        <table:table-row table:style-name="ro2">
          <table:table-cell office:value-type="string" calcext:value-type="string">
            <text:p>Enteral <text:s/>--&gt; <text:s/>Módulos <text:s/>--&gt; <text:s/>Módulos De Fibra</text:p>
          </table:table-cell>
        </table:table-row>
        <table:table-row table:style-name="ro2">
          <table:table-cell office:value-type="string" calcext:value-type="string">
            <text:p>Enteral <text:s/>--&gt; <text:s/>Módulos <text:s/>--&gt; <text:s/>Módulos Espessantes</text:p>
          </table:table-cell>
        </table:table-row>
        <table:table-row table:style-name="ro2">
          <table:table-cell office:value-type="string" calcext:value-type="string">
            <text:p>Enteral <text:s/>--&gt; <text:s/>Módulos <text:s/>--&gt; <text:s/>Módulos Protéicos</text:p>
          </table:table-cell>
        </table:table-row>
        <table:table-row table:style-name="ro2">
          <table:table-cell office:value-type="string" calcext:value-type="string">
            <text:p>Enteral <text:s/>--&gt; <text:s/>Módulos <text:s/>--&gt; <text:s/>Módulos Sacarídeos</text:p>
          </table:table-cell>
        </table:table-row>
        <table:table-row table:style-name="ro2">
          <table:table-cell office:value-type="string" calcext:value-type="string">
            <text:p>Enteral <text:s/>--&gt; <text:s/>Módulos <text:s/>--&gt; <text:s/>Módulos Vitamínicos</text:p>
          </table:table-cell>
        </table:table-row>
        <table:table-row table:style-name="ro2">
          <table:table-cell office:value-type="string" calcext:value-type="string">
            <text:p>Enteral <text:s/>--&gt; <text:s/>Suplementos</text:p>
          </table:table-cell>
        </table:table-row>
        <table:table-row table:style-name="ro2">
          <table:table-cell office:value-type="string" calcext:value-type="string">
            <text:p>Enteral <text:s/>--&gt; <text:s/>Suplementos <text:s/>--&gt; <text:s/>Suplementos Cremosos</text:p>
          </table:table-cell>
        </table:table-row>
        <table:table-row table:style-name="ro2">
          <table:table-cell office:value-type="string" calcext:value-type="string">
            <text:p>Enteral <text:s/>--&gt; <text:s/>Suplementos <text:s/>--&gt; <text:s/>Suplementos Cremosos <text:s/>--&gt; <text:s/>Suplemento Cremoso Padrão</text:p>
          </table:table-cell>
        </table:table-row>
        <table:table-row table:style-name="ro2">
          <table:table-cell office:value-type="string" calcext:value-type="string">
            <text:p>Enteral <text:s/>--&gt; <text:s/>Suplementos <text:s/>--&gt; <text:s/>Suplementos Líquidos</text:p>
          </table:table-cell>
        </table:table-row>
        <table:table-row table:style-name="ro2">
          <table:table-cell office:value-type="string" calcext:value-type="string">
            <text:p>Enteral <text:s/>--&gt; <text:s/>Suplementos <text:s/>--&gt; <text:s/>Suplementos Líquidos <text:s/>--&gt; <text:s/>Suplemento Liquido Padrão</text:p>
          </table:table-cell>
        </table:table-row>
        <table:table-row table:style-name="ro2">
          <table:table-cell office:value-type="string" calcext:value-type="string">
            <text:p>Enteral <text:s/>--&gt; <text:s/>Suplementos <text:s/>--&gt; <text:s/>Suplementos Líquidos <text:s/>--&gt; <text:s/>Suplemento Líquido Pediátrico</text:p>
          </table:table-cell>
        </table:table-row>
        <table:table-row table:style-name="ro2">
          <table:table-cell office:value-type="string" calcext:value-type="string">
            <text:p>Enteral <text:s/>--&gt; <text:s/>Suplementos <text:s/>--&gt; <text:s/>Suplementos Líquidos <text:s/>--&gt; <text:s/>Suplementos Liquido Especializado</text:p>
          </table:table-cell>
        </table:table-row>
        <table:table-row table:style-name="ro2">
          <table:table-cell office:value-type="string" calcext:value-type="string">
            <text:p>Enteral <text:s/>--&gt; <text:s/>Suplementos <text:s/>--&gt; <text:s/>Suplementos Pó</text:p>
          </table:table-cell>
        </table:table-row>
        <table:table-row table:style-name="ro2">
          <table:table-cell office:value-type="string" calcext:value-type="string">
            <text:p>Enteral <text:s/>--&gt; <text:s/>Suplementos <text:s/>--&gt; <text:s/>Suplementos Pó <text:s/>--&gt; <text:s/>Suplemento Pó Padrão</text:p>
          </table:table-cell>
        </table:table-row>
        <table:table-row table:style-name="ro2">
          <table:table-cell office:value-type="string" calcext:value-type="string">
            <text:p>Frete</text:p>
          </table:table-cell>
        </table:table-row>
        <table:table-row table:style-name="ro2">
          <table:table-cell office:value-type="string" calcext:value-type="string">
            <text:p>Frete <text:s/>--&gt; <text:s/>Servicos de Frete</text:p>
          </table:table-cell>
        </table:table-row>
        <table:table-row table:style-name="ro2">
          <table:table-cell office:value-type="string" calcext:value-type="string">
            <text:p>Frete <text:s/>--&gt; <text:s/>Servicos de Frete <text:s/>--&gt; <text:s/>Frete em Geral</text:p>
          </table:table-cell>
        </table:table-row>
        <table:table-row table:style-name="ro2">
          <table:table-cell office:value-type="string" calcext:value-type="string">
            <text:p>Parenteral</text:p>
          </table:table-cell>
        </table:table-row>
        <table:table-row table:style-name="ro2">
          <table:table-cell office:value-type="string" calcext:value-type="string">
            <text:p>Parenteral <text:s/>--&gt; <text:s/>A Classificar Parenteral</text:p>
          </table:table-cell>
        </table:table-row>
        <table:table-row table:style-name="ro2">
          <table:table-cell office:value-type="string" calcext:value-type="string">
            <text:p>Parenteral <text:s/>--&gt; <text:s/>A Classificar Parenteral <text:s/>--&gt; <text:s/>A Classificar Parenteral</text:p>
          </table:table-cell>
        </table:table-row>
        <table:table-row table:style-name="ro2">
          <table:table-cell office:value-type="string" calcext:value-type="string">
            <text:p>Parenteral <text:s/>--&gt; <text:s/>Descartáveis/Material da Produção</text:p>
          </table:table-cell>
        </table:table-row>
        <table:table-row table:style-name="ro2">
          <table:table-cell office:value-type="string" calcext:value-type="string">
            <text:p>Parenteral <text:s/>--&gt; <text:s/>Descartáveis/Material da Produção <text:s/>--&gt; <text:s/>Bolsas</text:p>
          </table:table-cell>
        </table:table-row>
        <table:table-row table:style-name="ro2">
          <table:table-cell office:value-type="string" calcext:value-type="string">
            <text:p>Parenteral <text:s/>--&gt; <text:s/>Descartáveis/Material da Produção <text:s/>--&gt; <text:s/>Equipos da Produção</text:p>
          </table:table-cell>
        </table:table-row>
        <table:table-row table:style-name="ro2">
          <table:table-cell office:value-type="string" calcext:value-type="string">
            <text:p>Parenteral <text:s/>--&gt; <text:s/>Descartáveis/Material da Produção <text:s/>--&gt; <text:s/>Material Produção</text:p>
          </table:table-cell>
        </table:table-row>
        <table:table-row table:style-name="ro2">
          <table:table-cell office:value-type="string" calcext:value-type="string">
            <text:p>Parenteral <text:s/>--&gt; <text:s/>Descartáveis/Material da Produção <text:s/>--&gt; <text:s/>Ribbon e Etiquetas</text:p>
          </table:table-cell>
        </table:table-row>
        <table:table-row table:style-name="ro2">
          <table:table-cell office:value-type="string" calcext:value-type="string">
            <text:p>Parenteral <text:s/>--&gt; <text:s/>Insumos</text:p>
          </table:table-cell>
        </table:table-row>
        <table:table-row table:style-name="ro2">
          <table:table-cell office:value-type="string" calcext:value-type="string">
            <text:p>Parenteral <text:s/>--&gt; <text:s/>Insumos <text:s/>--&gt; <text:s/>Água para Injeção</text:p>
          </table:table-cell>
        </table:table-row>
        <table:table-row table:style-name="ro2">
          <table:table-cell office:value-type="string" calcext:value-type="string">
            <text:p>Parenteral <text:s/>--&gt; <text:s/>Insumos <text:s/>--&gt; <text:s/>Aminoácidos</text:p>
          </table:table-cell>
        </table:table-row>
        <table:table-row table:style-name="ro2">
          <table:table-cell office:value-type="string" calcext:value-type="string">
            <text:p>Parenteral <text:s/>--&gt; <text:s/>Insumos <text:s/>--&gt; <text:s/>Eletrólitos</text:p>
          </table:table-cell>
        </table:table-row>
        <table:table-row table:style-name="ro2">
          <table:table-cell office:value-type="string" calcext:value-type="string">
            <text:p>Parenteral <text:s/>--&gt; <text:s/>Insumos <text:s/>--&gt; <text:s/>Glicoses</text:p>
          </table:table-cell>
        </table:table-row>
        <table:table-row table:style-name="ro2">
          <table:table-cell office:value-type="string" calcext:value-type="string">
            <text:p>Parenteral <text:s/>--&gt; <text:s/>Insumos <text:s/>--&gt; <text:s/>Lipídios</text:p>
          </table:table-cell>
        </table:table-row>
        <table:table-row table:style-name="ro2">
          <table:table-cell office:value-type="string" calcext:value-type="string">
            <text:p>Parenteral <text:s/>--&gt; <text:s/>Insumos <text:s/>--&gt; <text:s/>Oligoelementos</text:p>
          </table:table-cell>
        </table:table-row>
        <table:table-row table:style-name="ro2">
          <table:table-cell office:value-type="string" calcext:value-type="string">
            <text:p>Parenteral <text:s/>--&gt; <text:s/>Insumos <text:s/>--&gt; <text:s/>Soluções Fisiológicas</text:p>
          </table:table-cell>
        </table:table-row>
        <table:table-row table:style-name="ro2">
          <table:table-cell office:value-type="string" calcext:value-type="string">
            <text:p>Parenteral <text:s/>--&gt; <text:s/>Insumos <text:s/>--&gt; <text:s/>Vitaminas</text:p>
          </table:table-cell>
        </table:table-row>
        <table:table-row table:style-name="ro2">
          <table:table-cell office:value-type="string" calcext:value-type="string">
            <text:p>Parenteral <text:s/>--&gt; <text:s/>Limpeza e Higienização</text:p>
          </table:table-cell>
        </table:table-row>
        <table:table-row table:style-name="ro2">
          <table:table-cell office:value-type="string" calcext:value-type="string">
            <text:p>Parenteral <text:s/>--&gt; <text:s/>Limpeza e Higienização <text:s/>--&gt; <text:s/>Coletores</text:p>
          </table:table-cell>
        </table:table-row>
        <table:table-row table:style-name="ro2">
          <table:table-cell office:value-type="string" calcext:value-type="string">
            <text:p>Parenteral <text:s/>--&gt; <text:s/>Limpeza e Higienização <text:s/>--&gt; <text:s/>Saneantes/Desinfetantes Diversos</text:p>
          </table:table-cell>
        </table:table-row>
        <table:table-row table:style-name="ro2">
          <table:table-cell office:value-type="string" calcext:value-type="string">
            <text:p>Parenteral <text:s/>--&gt; <text:s/>Material de Transporte</text:p>
          </table:table-cell>
        </table:table-row>
        <table:table-row table:style-name="ro2">
          <table:table-cell office:value-type="string" calcext:value-type="string">
            <text:p>Parenteral <text:s/>--&gt; <text:s/>Material de Transporte <text:s/>--&gt; <text:s/>Caixas/Sacos/etc. para Transporte</text:p>
          </table:table-cell>
        </table:table-row>
        <table:table-row table:style-name="ro2">
          <table:table-cell office:value-type="string" calcext:value-type="string">
            <text:p>Parenteral <text:s/>--&gt; <text:s/>Material de Transporte <text:s/>--&gt; <text:s/>Manutenção de Temperatura</text:p>
          </table:table-cell>
        </table:table-row>
        <table:table-row table:style-name="ro2">
          <table:table-cell office:value-type="string" calcext:value-type="string">
            <text:p>Parenteral <text:s/>--&gt; <text:s/>Outros</text:p>
          </table:table-cell>
        </table:table-row>
        <table:table-row table:style-name="ro2">
          <table:table-cell office:value-type="string" calcext:value-type="string">
            <text:p>Parenteral <text:s/>--&gt; <text:s/>Outros <text:s/>--&gt; <text:s/>Outros Materiais</text:p>
          </table:table-cell>
        </table:table-row>
        <table:table-row table:style-name="ro2">
          <table:table-cell office:value-type="string" calcext:value-type="string">
            <text:p>Patrimônio</text:p>
          </table:table-cell>
        </table:table-row>
        <table:table-row table:style-name="ro2">
          <table:table-cell office:value-type="string" calcext:value-type="string">
            <text:p>Patrimônio <text:s/>--&gt; <text:s/>Bens Imóveis</text:p>
          </table:table-cell>
        </table:table-row>
        <table:table-row table:style-name="ro2">
          <table:table-cell office:value-type="string" calcext:value-type="string">
            <text:p>Patrimônio <text:s/>--&gt; <text:s/>Bens Imóveis <text:s/>--&gt; <text:s/>Outros Bens Imóveis</text:p>
          </table:table-cell>
        </table:table-row>
        <table:table-row table:style-name="ro2">
          <table:table-cell office:value-type="string" calcext:value-type="string">
            <text:p>Patrimônio <text:s/>--&gt; <text:s/>Bens Móveis</text:p>
          </table:table-cell>
        </table:table-row>
        <table:table-row table:style-name="ro2">
          <table:table-cell office:value-type="string" calcext:value-type="string">
            <text:p>Patrimônio <text:s/>--&gt; <text:s/>Bens Móveis <text:s/>--&gt; <text:s/>Automóveis em Geral</text:p>
          </table:table-cell>
        </table:table-row>
        <table:table-row table:style-name="ro2">
          <table:table-cell office:value-type="string" calcext:value-type="string">
            <text:p>Patrimônio <text:s/>--&gt; <text:s/>Bens Móveis <text:s/>--&gt; <text:s/>Eletrodomésticos</text:p>
          </table:table-cell>
        </table:table-row>
        <table:table-row table:style-name="ro2">
          <table:table-cell office:value-type="string" calcext:value-type="string">
            <text:p>Patrimônio <text:s/>--&gt; <text:s/>Bens Móveis <text:s/>--&gt; <text:s/>Máquinas e Equipamentos</text:p>
          </table:table-cell>
        </table:table-row>
        <table:table-row table:style-name="ro2">
          <table:table-cell office:value-type="string" calcext:value-type="string">
            <text:p>Patrimônio <text:s/>--&gt; <text:s/>Bens Móveis <text:s/>--&gt; <text:s/>Material de Informática em Geral</text:p>
          </table:table-cell>
        </table:table-row>
        <table:table-row table:style-name="ro2">
          <table:table-cell office:value-type="string" calcext:value-type="string">
            <text:p>Produtos Hospitalres</text:p>
          </table:table-cell>
        </table:table-row>
        <table:table-row table:style-name="ro2">
          <table:table-cell office:value-type="string" calcext:value-type="string">
            <text:p>Produtos Hospitalres <text:s/>--&gt; <text:s/>Materiais Especiais de Cosumo</text:p>
          </table:table-cell>
        </table:table-row>
        <table:table-row table:style-name="ro2">
          <table:table-cell office:value-type="string" calcext:value-type="string">
            <text:p>Uso e Consumo</text:p>
          </table:table-cell>
        </table:table-row>
        <table:table-row table:style-name="ro2">
          <table:table-cell office:value-type="string" calcext:value-type="string">
            <text:p>Uso e Consumo <text:s/>--&gt; <text:s/>Em Geral</text:p>
          </table:table-cell>
        </table:table-row>
        <table:table-row table:style-name="ro2">
          <table:table-cell office:value-type="string" calcext:value-type="string">
            <text:p>Uso e Consumo <text:s/>--&gt; <text:s/>Em Geral <text:s/>--&gt; <text:s/>Impressos em Geral</text:p>
          </table:table-cell>
        </table:table-row>
        <table:table-row table:style-name="ro2">
          <table:table-cell office:value-type="string" calcext:value-type="string">
            <text:p>Uso e Consumo <text:s/>--&gt; <text:s/>Em Geral <text:s/>--&gt; <text:s/>Infraestrutura e Manutenção</text:p>
          </table:table-cell>
        </table:table-row>
        <table:table-row table:style-name="ro2">
          <table:table-cell office:value-type="string" calcext:value-type="string">
            <text:p>Uso e Consumo <text:s/>--&gt; <text:s/>Em Geral <text:s/>--&gt; <text:s/>Livros/Guias/Referências</text:p>
          </table:table-cell>
        </table:table-row>
        <table:table-row table:style-name="ro2">
          <table:table-cell office:value-type="string" calcext:value-type="string">
            <text:p>Uso e Consumo <text:s/>--&gt; <text:s/>Em Geral <text:s/>--&gt; <text:s/>Material de Copa e Cozinha</text:p>
          </table:table-cell>
        </table:table-row>
        <table:table-row table:style-name="ro2">
          <table:table-cell office:value-type="string" calcext:value-type="string">
            <text:p>Uso e Consumo <text:s/>--&gt; <text:s/>Em Geral <text:s/>--&gt; <text:s/>Material de Expediente/Escritório</text:p>
          </table:table-cell>
        </table:table-row>
        <table:table-row table:style-name="ro2">
          <table:table-cell office:value-type="string" calcext:value-type="string">
            <text:p>Uso e Consumo <text:s/>--&gt; <text:s/>Em Geral <text:s/>--&gt; <text:s/>Material de Informática</text:p>
          </table:table-cell>
        </table:table-row>
        <table:table-row table:style-name="ro2">
          <table:table-cell office:value-type="string" calcext:value-type="string">
            <text:p>Uso e Consumo <text:s/>--&gt; <text:s/>Em Geral <text:s/>--&gt; <text:s/>Material de Limpeza e Higiene</text:p>
          </table:table-cell>
        </table:table-row>
        <table:table-row table:style-name="ro2">
          <table:table-cell office:value-type="string" calcext:value-type="string">
            <text:p>Uso e Consumo <text:s/>--&gt; <text:s/>Em Geral <text:s/>--&gt; <text:s/>Uniformes/Roupas/Outros</text:p>
          </table:table-cell>
        </table:table-row>
        <table:table-row table:style-name="ro2">
          <table:table-cell office:value-type="string" calcext:value-type="string">
            <text:p>Uso e Consumo <text:s/>--&gt; <text:s/>Utilidades</text:p>
          </table:table-cell>
        </table:table-row>
        <table:table-row table:style-name="ro2">
          <table:table-cell office:value-type="string" calcext:value-type="string">
            <text:p>Uso e Consumo <text:s/>--&gt; <text:s/>Utilidades <text:s/>--&gt; <text:s/>Energia Elétrica</text:p>
          </table:table-cell>
        </table:table-row>
        <table:table-row table:style-name="ro2">
          <table:table-cell office:value-type="string" calcext:value-type="string">
            <text:p>Uso e Consumo <text:s/>--&gt; <text:s/>Utilidades <text:s/>--&gt; <text:s/>Internet</text:p>
          </table:table-cell>
        </table:table-row>
        <table:table-row table:style-name="ro2">
          <table:table-cell office:value-type="string" calcext:value-type="string">
            <text:p>Uso e Consumo <text:s/>--&gt; <text:s/>Utilidades <text:s/>--&gt; <text:s/>Telefonia</text:p>
          </table:table-cell>
        </table:table-row>
        <table:table-row table:style-name="ro2">
          <table:table-cell office:value-type="string" calcext:value-type="string">
            <text:p>Vendas Parenterais</text:p>
          </table:table-cell>
        </table:table-row>
        <table:table-row table:style-name="ro2">
          <table:table-cell office:value-type="string" calcext:value-type="string">
            <text:p>Vendas Parenterais <text:s/>--&gt; <text:s/>Adultos</text:p>
          </table:table-cell>
        </table:table-row>
        <table:table-row table:style-name="ro2">
          <table:table-cell office:value-type="string" calcext:value-type="string">
            <text:p>Vendas Parenterais <text:s/>--&gt; <text:s/>Bolsas/Kit</text:p>
          </table:table-cell>
        </table:table-row>
        <table:table-row table:style-name="ro2">
          <table:table-cell office:value-type="string" calcext:value-type="string">
            <text:p>Vendas Parenterais <text:s/>--&gt; <text:s/>Bolsas/Kit <text:s/>--&gt; <text:s/>Adulto</text:p>
          </table:table-cell>
        </table:table-row>
        <table:table-row table:style-name="ro2">
          <table:table-cell office:value-type="string" calcext:value-type="string">
            <text:p>Vendas Parenterais <text:s/>--&gt; <text:s/>Bolsas/Kit <text:s/>--&gt; <text:s/>Infantil</text:p>
          </table:table-cell>
        </table:table-row>
        <table:table-row table:style-name="ro2">
          <table:table-cell office:value-type="string" calcext:value-type="string">
            <text:p>Vendas Parenterais <text:s/>--&gt; <text:s/>Bolsas/Kit <text:s/>--&gt; <text:s/>Veterinária</text:p>
          </table:table-cell>
        </table:table-row>
        <table:table-row table:style-name="ro2">
          <table:table-cell office:value-type="string" calcext:value-type="string">
            <text:p>Vendas Parenterais <text:s/>--&gt; <text:s/>Infantil</text:p>
          </table:table-cell>
        </table:table-row>
        <table:table-row table:style-name="ro2">
          <table:table-cell office:value-type="string" calcext:value-type="string">
            <text:p>Vendas Parenterais <text:s/>--&gt; <text:s/>Veterinária</text:p>
          </table:table-cell>
        </table:table-row>
      </table:table>
      <table:table table:name="dados" table:style-name="ta1"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row table:style-name="ro1">
          <table:table-cell table:style-name="ce1" office:value-type="string" calcext:value-type="string">
            <text:p>codigo</text:p>
          </table:table-cell>
          <table:table-cell table:style-name="ce3" office:value-type="string" calcext:value-type="string">
            <text:p>nome</text:p>
          </table:table-cell>
          <table:table-cell table:style-name="ce1" office:value-type="string" calcext:value-type="string">
            <text:p>codigo_pai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nteral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A Classificar Entera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A Classificar Enteral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Complementos Líquido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Complemento Líquido Padrão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Complementos em Pó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Complemento em Pó Padrão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scartáveis/Material Auxilia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quip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 Auxiliar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ond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ietas em Pó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ieta Enteral/Oral Especializa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ieta Enteral/Oral Padrão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ieta Enteral/Oral Pediátrica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ietas Líquida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Especializada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adrão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ediátrica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ódulo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ódulos De Fibra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ódulos Espessantes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ódulos Protéicos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ódulos Sacarídeos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Módulos Vitamínicos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Suplemento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uplementos Cremosos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uplemento Cremoso Padrão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uplementos Líquidos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uplemento Liquido Padrão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uplemento Líquido Pediátrico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uplementos Liquido Especializado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uplementos Pó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uplemento Pó Padrão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rete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Servicos de Frete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Frete em Geral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arenteral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A Classificar Parenteral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A Classificar Parenteral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Descartáveis/Material da Produção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Bolsas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Equipos da Produção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aterial Produção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Ribbon e Etiquetas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Insumos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Água para Injeção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Aminoácidos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Eletrólitos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Glicoses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Lipídios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Oligoelementos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Soluções Fisiológicas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itaminas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Limpeza e Higienização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Coletores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Saneantes/Desinfetantes Diversos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Material de Transporte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Caixas/Sacos/etc. para Transporte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Manutenção de Temperatura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Outros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Outros Materiais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Patrimônio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Bens Imóveis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Outros Bens Imóveis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Bens Móveis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Automóveis em Geral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Eletrodomésticos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Máquinas e Equipamentos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Material de Informática em Geral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Produtos Hospitalres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Materiais Especiais de Cosumo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Uso e Consumo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Em Geral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Impressos em Geral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Infraestrutura e Manutenção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Livros/Guias/Referências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Material de Copa e Cozinha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aterial de Informática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Material de Limpeza e Higiene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aterial de Expediente/Escritório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Uniformes/Roupas/Outros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Utilidades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Energia Elétrica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Internet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Telefonia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Vendas Parenterais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Adultos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Bolsas/Kit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Adulto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Infantil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Veterinária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Infantil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Veterinária</text:p>
          </table:table-cell>
          <table:table-cell office:value-type="float" office:value="43" calcext:value-type="float">
            <text:p>43</text:p>
          </table:table-cell>
        </table:table-row>
        <table:table-row table:style-name="ro2" table:number-rows-repeated="1048480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brantes Araújo Silva Filho</meta:initial-creator>
    <meta:creation-date>2022-06-02T16:43:32.511818740</meta:creation-date>
    <dc:date>2022-06-02T17:07:40.357812829</dc:date>
    <dc:creator>Abrantes Araújo Silva Filho</dc:creator>
    <meta:editing-duration>PT3M47S</meta:editing-duration>
    <meta:editing-cycles>1</meta:editing-cycles>
    <meta:document-statistic meta:table-count="2" meta:cell-count="373" meta:object-count="0"/>
    <meta:generator>LibreOffice/6.4.7.2$Linux_X86_64 LibreOffice_project/40$Build-2</meta:generator>
  </office:meta>
</office:document-meta>
</file>